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3">
      <style:paragraph-properties fo:margin-top="0cm" fo:margin-bottom="0cm" style:contextual-spacing="false"/>
    </style:style>
    <style:style style:name="P24" style:family="paragraph" style:parent-style-name="Text_20_body" style:list-style-name="L14"/>
    <style:style style:name="P25" style:family="paragraph" style:parent-style-name="Text_20_body" style:list-style-name="L14">
      <style:paragraph-properties fo:margin-top="0cm" fo:margin-bottom="0cm" style:contextual-spacing="false"/>
    </style:style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6">
      <style:paragraph-properties fo:margin-top="0cm" fo:margin-bottom="0cm" style:contextual-spacing="false"/>
    </style:style>
    <style:style style:name="P29" style:family="paragraph" style:parent-style-name="Text_20_body" style:list-style-name="L17"/>
    <style:style style:name="P30" style:family="paragraph" style:parent-style-name="Text_20_body" style:list-style-name="L17">
      <style:paragraph-properties fo:margin-top="0cm" fo:margin-bottom="0cm" style:contextual-spacing="false"/>
    </style:style>
    <style:style style:name="P31" style:family="paragraph" style:parent-style-name="Text_20_body" style:list-style-name="L18"/>
    <style:style style:name="P32" style:family="paragraph" style:parent-style-name="Text_20_body" style:list-style-name="L18">
      <style:paragraph-properties fo:margin-top="0cm" fo:margin-bottom="0cm" style:contextual-spacing="false"/>
    </style:style>
    <style:style style:name="P33" style:family="paragraph" style:parent-style-name="Text_20_body" style:list-style-name="L19"/>
    <style:style style:name="P34" style:family="paragraph" style:parent-style-name="Text_20_body" style:list-style-name="L1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ação do Sistema de Reservas de Quartos Multi-Hotel</text:h>
      <text:h text:style-name="Heading_20_3" text:outline-level="3">Objetivo do Sistema</text:h>
      <text:p text:style-name="Text_20_body">O sistema de reservas de quartos multi-hotel foi desenvolvido para permitir o gerenciamento de reservas em vários hotéis. Ele facilita o cadastro de clientes, a criação de reservas, e o gerenciamento de quartos e hotéis.</text:p>
      <text:p text:style-name="Horizontal_20_Line"/>
      <text:h text:style-name="Heading_20_3" text:outline-level="3">1. Classe <text:span text:style-name="Source_20_Text">SistemaReservas</text:span></text:h>
      <text:h text:style-name="Heading_20_4" text:outline-level="4">Descrição</text:h>
      <text:p text:style-name="Text_20_body">A classe <text:span text:style-name="Strong_20_Emphasis">SistemaReservas</text:span> atua como o núcleo do sistema, gerenciando os hotéis e clientes cadastrados.</text:p>
      <text:h text:style-name="Heading_20_4" text:outline-level="4">Atributos</text:h>
      <text:list xml:id="list1084655851" text:style-name="L1">
        <text:list-item>
          <text:p text:style-name="P2"><text:span text:style-name="Source_20_Text">hoteis: ArrayList&lt;Hotel&gt;</text:span> - Lista de hotéis cadastrados no sistema.</text:p>
        </text:list-item>
        <text:list-item>
          <text:p text:style-name="P1"><text:span text:style-name="Source_20_Text">clientes: ArrayList&lt;Cliente&gt;</text:span> - Lista de clientes registrados.</text:p>
        </text:list-item>
      </text:list>
      <text:h text:style-name="Heading_20_4" text:outline-level="4">Métodos</text:h>
      <text:list xml:id="list2967725233" text:style-name="L2">
        <text:list-item>
          <text:p text:style-name="P4"><text:span text:style-name="Source_20_Text">adicionarHotel(Hotel hotel): void</text:span> - Adiciona um novo hotel ao sistema.</text:p>
        </text:list-item>
        <text:list-item>
          <text:p text:style-name="P4"><text:span text:style-name="Source_20_Text">buscarHotel(String nome): Hotel</text:span> - Busca e retorna um hotel pelo nome.</text:p>
        </text:list-item>
        <text:list-item>
          <text:p text:style-name="P3"><text:span text:style-name="Source_20_Text">buscarCliente(String nome): Cliente</text:span> - Busca e retorna um cliente pelo nome.</text:p>
        </text:list-item>
      </text:list>
      <text:h text:style-name="Heading_20_4" text:outline-level="4">Relações</text:h>
      <text:list xml:id="list1218361747" text:style-name="L3">
        <text:list-item>
          <text:p text:style-name="P5"><text:span text:style-name="Strong_20_Emphasis">Composição</text:span> com a classe <text:span text:style-name="Source_20_Text">Hotel</text:span> e <text:span text:style-name="Source_20_Text">Cliente</text:span>: O <text:span text:style-name="Source_20_Text">SistemaReservas</text:span> é responsável por gerenciar a criação e existência dos hotéis e clientes no sistema.</text:p>
        </text:list-item>
      </text:list>
      <text:p text:style-name="Horizontal_20_Line"/>
      <text:h text:style-name="Heading_20_3" text:outline-level="3">2. Classe <text:span text:style-name="Source_20_Text">Hotel</text:span></text:h>
      <text:h text:style-name="Heading_20_4" text:outline-level="4">Descrição</text:h>
      <text:p text:style-name="Text_20_body">A classe <text:span text:style-name="Strong_20_Emphasis">Hotel</text:span> representa cada hotel registrado no sistema e é responsável por gerenciar seus quartos.</text:p>
      <text:h text:style-name="Heading_20_4" text:outline-level="4">Atributos</text:h>
      <text:list xml:id="list3192524028" text:style-name="L4">
        <text:list-item>
          <text:p text:style-name="P7"><text:span text:style-name="Source_20_Text">nome: String</text:span> - Nome do hotel.</text:p>
        </text:list-item>
        <text:list-item>
          <text:p text:style-name="P7"><text:span text:style-name="Source_20_Text">endereco: String</text:span> - Endereço do hotel.</text:p>
        </text:list-item>
        <text:list-item>
          <text:p text:style-name="P6"><text:span text:style-name="Source_20_Text">listaDeQuartos: ArrayList&lt;Quarto&gt;</text:span> - Lista de quartos disponíveis no hotel.</text:p>
        </text:list-item>
      </text:list>
      <text:h text:style-name="Heading_20_4" text:outline-level="4">Métodos</text:h>
      <text:list xml:id="list3063585147" text:style-name="L5">
        <text:list-item>
          <text:p text:style-name="P9"><text:span text:style-name="Source_20_Text">adicionarQuarto(Quarto quarto): void</text:span> - Adiciona um quarto ao hotel.</text:p>
        </text:list-item>
        <text:list-item>
          <text:p text:style-name="P8"><text:soft-page-break/><text:span text:style-name="Source_20_Text">listarQuartosDisponiveis(): ArrayList&lt;Quarto&gt;</text:span> - Retorna uma lista dos quartos disponíveis para reserva.</text:p>
        </text:list-item>
      </text:list>
      <text:h text:style-name="Heading_20_4" text:outline-level="4">Relações</text:h>
      <text:list xml:id="list143000210" text:style-name="L6">
        <text:list-item>
          <text:p text:style-name="P10"><text:span text:style-name="Strong_20_Emphasis">Agregação</text:span> com a classe <text:span text:style-name="Source_20_Text">Quarto</text:span>: Um hotel contém vários quartos, mas os quartos podem existir independentemente do hotel.</text:p>
        </text:list-item>
      </text:list>
      <text:p text:style-name="Horizontal_20_Line"/>
      <text:h text:style-name="Heading_20_3" text:outline-level="3">3. Classe <text:span text:style-name="Source_20_Text">Quarto</text:span></text:h>
      <text:h text:style-name="Heading_20_4" text:outline-level="4">Descrição</text:h>
      <text:p text:style-name="Text_20_body">A classe <text:span text:style-name="Strong_20_Emphasis">Quarto</text:span> representa um quarto disponível para reserva em um hotel.</text:p>
      <text:h text:style-name="Heading_20_4" text:outline-level="4">Atributos</text:h>
      <text:list xml:id="list2442729609" text:style-name="L7">
        <text:list-item>
          <text:p text:style-name="P12"><text:span text:style-name="Source_20_Text">numero: int</text:span> - Número do quarto.</text:p>
        </text:list-item>
        <text:list-item>
          <text:p text:style-name="P12"><text:span text:style-name="Source_20_Text">tipo: String</text:span> - Tipo do quarto (ex: simples, duplo, suíte).</text:p>
        </text:list-item>
        <text:list-item>
          <text:p text:style-name="P12"><text:span text:style-name="Source_20_Text">preco: double</text:span> - Preço da diária do quarto.</text:p>
        </text:list-item>
        <text:list-item>
          <text:p text:style-name="P11"><text:span text:style-name="Source_20_Text">estaDisponivel: boolean</text:span> - Indica se o quarto está disponível para reserva.</text:p>
        </text:list-item>
      </text:list>
      <text:h text:style-name="Heading_20_4" text:outline-level="4">Métodos</text:h>
      <text:list xml:id="list959101395" text:style-name="L8">
        <text:list-item>
          <text:p text:style-name="P14"><text:span text:style-name="Source_20_Text">reservar(): void</text:span> - Marca o quarto como reservado.</text:p>
        </text:list-item>
        <text:list-item>
          <text:p text:style-name="P13"><text:span text:style-name="Source_20_Text">liberar(): void</text:span> - Libera o quarto para futuras reservas.</text:p>
        </text:list-item>
      </text:list>
      <text:h text:style-name="Heading_20_4" text:outline-level="4">Relações</text:h>
      <text:list xml:id="list1722006004" text:style-name="L9">
        <text:list-item>
          <text:p text:style-name="P15"><text:span text:style-name="Strong_20_Emphasis">Associação</text:span> com a classe <text:span text:style-name="Source_20_Text">Reserva</text:span>: Um quarto é associado a uma reserva quando é reservado.</text:p>
        </text:list-item>
      </text:list>
      <text:p text:style-name="Horizontal_20_Line"/>
      <text:h text:style-name="Heading_20_3" text:outline-level="3">4. Classe <text:span text:style-name="Source_20_Text">Reserva</text:span></text:h>
      <text:h text:style-name="Heading_20_4" text:outline-level="4">Descrição</text:h>
      <text:p text:style-name="Text_20_body">A classe <text:span text:style-name="Strong_20_Emphasis">Reserva</text:span> representa uma reserva de um quarto realizada por um cliente.</text:p>
      <text:h text:style-name="Heading_20_4" text:outline-level="4">Atributos</text:h>
      <text:list xml:id="list3188442344" text:style-name="L10">
        <text:list-item>
          <text:p text:style-name="P17"><text:span text:style-name="Source_20_Text">cliente: Cliente</text:span> - Cliente que realizou a reserva.</text:p>
        </text:list-item>
        <text:list-item>
          <text:p text:style-name="P17"><text:span text:style-name="Source_20_Text">quarto: Quarto</text:span> - Quarto reservado.</text:p>
        </text:list-item>
        <text:list-item>
          <text:p text:style-name="P17"><text:span text:style-name="Source_20_Text">dataCheckIn: String</text:span> - Data de check-in.</text:p>
        </text:list-item>
        <text:list-item>
          <text:p text:style-name="P16"><text:span text:style-name="Source_20_Text">dataCheckOut: String</text:span> - Data de check-out.</text:p>
        </text:list-item>
      </text:list>
      <text:h text:style-name="Heading_20_4" text:outline-level="4">Métodos</text:h>
      <text:list xml:id="list4253461162" text:style-name="L11">
        <text:list-item>
          <text:p text:style-name="P19"><text:span text:style-name="Source_20_Text">confirmarReserva(): void</text:span> - Confirma a reserva.</text:p>
        </text:list-item>
        <text:list-item>
          <text:p text:style-name="P18"><text:span text:style-name="Source_20_Text">cancelarReserva(): void</text:span> - Cancela a reserva.</text:p>
        </text:list-item>
      </text:list>
      <text:h text:style-name="Heading_20_4" text:outline-level="4"><text:soft-page-break/>Relações</text:h>
      <text:list xml:id="list1405885747" text:style-name="L12">
        <text:list-item>
          <text:p text:style-name="P21"><text:span text:style-name="Strong_20_Emphasis">Composição</text:span> com a classe <text:span text:style-name="Source_20_Text">Quarto</text:span>: A reserva depende da existência de um quarto.</text:p>
        </text:list-item>
        <text:list-item>
          <text:p text:style-name="P20"><text:span text:style-name="Strong_20_Emphasis">Associação</text:span> com a classe <text:span text:style-name="Source_20_Text">Cliente</text:span>: A reserva é associada ao cliente que fez a reserva.</text:p>
        </text:list-item>
      </text:list>
      <text:p text:style-name="Horizontal_20_Line"/>
      <text:h text:style-name="Heading_20_3" text:outline-level="3">5. Classe <text:span text:style-name="Source_20_Text">Cliente</text:span></text:h>
      <text:h text:style-name="Heading_20_4" text:outline-level="4">Descrição</text:h>
      <text:p text:style-name="Text_20_body">A classe <text:span text:style-name="Strong_20_Emphasis">Cliente</text:span> representa um cliente que pode fazer reservas no sistema.</text:p>
      <text:h text:style-name="Heading_20_4" text:outline-level="4">Atributos</text:h>
      <text:list xml:id="list335015727" text:style-name="L13">
        <text:list-item>
          <text:p text:style-name="P23"><text:span text:style-name="Source_20_Text">nome: String</text:span> - Nome do cliente.</text:p>
        </text:list-item>
        <text:list-item>
          <text:p text:style-name="P23"><text:span text:style-name="Source_20_Text">email: String</text:span> - E-mail de contato do cliente.</text:p>
        </text:list-item>
        <text:list-item>
          <text:p text:style-name="P22"><text:span text:style-name="Source_20_Text">telefone: String</text:span> - Telefone do cliente.</text:p>
        </text:list-item>
      </text:list>
      <text:h text:style-name="Heading_20_4" text:outline-level="4">Métodos</text:h>
      <text:list xml:id="list4141210871" text:style-name="L14">
        <text:list-item>
          <text:p text:style-name="P25"><text:span text:style-name="Source_20_Text">fazerReserva(Reserva reserva): void</text:span> - Cria uma nova reserva para o cliente.</text:p>
        </text:list-item>
        <text:list-item>
          <text:p text:style-name="P24"><text:span text:style-name="Source_20_Text">cancelarReserva(Reserva reserva): void</text:span> - Cancela uma reserva existente.</text:p>
        </text:list-item>
      </text:list>
      <text:h text:style-name="Heading_20_4" text:outline-level="4">Relações</text:h>
      <text:list xml:id="list2984113201" text:style-name="L15">
        <text:list-item>
          <text:p text:style-name="P26"><text:span text:style-name="Strong_20_Emphasis">Associação</text:span> com a classe <text:span text:style-name="Source_20_Text">Reserva</text:span>: O cliente pode ter várias reservas associadas.</text:p>
        </text:list-item>
      </text:list>
      <text:p text:style-name="Horizontal_20_Line"/>
      <text:h text:style-name="Heading_20_3" text:outline-level="3">6. Classe <text:span text:style-name="Source_20_Text">Administrador</text:span> (Opcional)</text:h>
      <text:h text:style-name="Heading_20_4" text:outline-level="4">Descrição</text:h>
      <text:p text:style-name="Text_20_body">A classe <text:span text:style-name="Strong_20_Emphasis">Administrador</text:span> pode representar o perfil de um administrador que gerencia os hotéis e quartos.</text:p>
      <text:h text:style-name="Heading_20_4" text:outline-level="4">Atributos</text:h>
      <text:list xml:id="list1034053678" text:style-name="L16">
        <text:list-item>
          <text:p text:style-name="P28"><text:span text:style-name="Source_20_Text">nome: String</text:span> - Nome do administrador.</text:p>
        </text:list-item>
        <text:list-item>
          <text:p text:style-name="P27"><text:span text:style-name="Source_20_Text">id: String</text:span> - Identificação única do administrador.</text:p>
        </text:list-item>
      </text:list>
      <text:h text:style-name="Heading_20_4" text:outline-level="4">Métodos</text:h>
      <text:list xml:id="list3218727591" text:style-name="L17">
        <text:list-item>
          <text:p text:style-name="P30"><text:span text:style-name="Source_20_Text">adicionarHotel(SistemaReservas sistema, Hotel hotel): void</text:span> - Adiciona um hotel ao sistema.</text:p>
        </text:list-item>
        <text:list-item>
          <text:p text:style-name="P30"><text:span text:style-name="Source_20_Text">removerHotel(SistemaReservas sistema, String nomeHotel): void</text:span> - Remove um hotel do sistema.</text:p>
        </text:list-item>
        <text:list-item>
          <text:p text:style-name="P29"><text:span text:style-name="Source_20_Text">gerenciarQuartos(Hotel hotel): void</text:span> - Gerencia os quartos de um hotel.</text:p>
        </text:list-item>
      </text:list>
      <text:p text:style-name="Horizontal_20_Line"/>
      <text:h text:style-name="Heading_20_3" text:outline-level="3">Estrutura do Menu em <text:span text:style-name="Source_20_Text">Main</text:span></text:h>
      <text:p text:style-name="Text_20_body">O sistema principal, implementado em <text:span text:style-name="Source_20_Text">Main.java</text:span>, deve oferecer as seguintes funcionalidades:</text:p>
      <text:list xml:id="list1607605275" text:style-name="L18">
        <text:list-item>
          <text:p text:style-name="P32"><text:soft-page-break/><text:span text:style-name="Strong_20_Emphasis">Adicionar um Novo Hotel</text:span>: Solicita o nome e endereço do hotel e o adiciona ao sistema.</text:p>
        </text:list-item>
        <text:list-item>
          <text:p text:style-name="P32"><text:span text:style-name="Strong_20_Emphasis">Listar Todos os Hotéis</text:span>: Exibe a lista de hotéis cadastrados.</text:p>
        </text:list-item>
        <text:list-item>
          <text:p text:style-name="P32"><text:span text:style-name="Strong_20_Emphasis">Adicionar Quarto a um Hotel</text:span>: Permite adicionar quartos ao hotel selecionado.</text:p>
        </text:list-item>
        <text:list-item>
          <text:p text:style-name="P32"><text:span text:style-name="Strong_20_Emphasis">Listar Quartos Disponíveis em um Hotel</text:span>: Lista todos os quartos disponíveis para reserva em um hotel.</text:p>
        </text:list-item>
        <text:list-item>
          <text:p text:style-name="P32"><text:span text:style-name="Strong_20_Emphasis">Fazer Reserva</text:span>: Permite a um cliente reservar um quarto.</text:p>
        </text:list-item>
        <text:list-item>
          <text:p text:style-name="P32"><text:span text:style-name="Strong_20_Emphasis">Cancelar Reserva</text:span>: Cancela uma reserva existente.</text:p>
        </text:list-item>
        <text:list-item>
          <text:p text:style-name="P32"><text:span text:style-name="Strong_20_Emphasis">Listar Reservas de um Cliente</text:span>: Exibe as reservas de um cliente específico.</text:p>
        </text:list-item>
        <text:list-item>
          <text:p text:style-name="P31"><text:span text:style-name="Strong_20_Emphasis">Sair</text:span>: Encerra o programa.</text:p>
        </text:list-item>
      </text:list>
      <text:p text:style-name="Horizontal_20_Line"/>
      <text:h text:style-name="Heading_20_3" text:outline-level="3">Princípios de Programação Orientada a Objetos (POO) Utilizados</text:h>
      <text:list xml:id="list1757658247" text:style-name="L19">
        <text:list-item>
          <text:p text:style-name="P34"><text:span text:style-name="Strong_20_Emphasis">Encapsulamento</text:span>: Todos os atributos são privados e acessíveis apenas por métodos públicos ou protegidos, protegendo o estado interno das classes.</text:p>
        </text:list-item>
        <text:list-item>
          <text:p text:style-name="P34"><text:span text:style-name="Strong_20_Emphasis">Associação</text:span>: Utilizada entre <text:span text:style-name="Source_20_Text">Reserva</text:span> e <text:span text:style-name="Source_20_Text">Cliente</text:span>, onde uma reserva está associada a um cliente.</text:p>
        </text:list-item>
        <text:list-item>
          <text:p text:style-name="P34"><text:span text:style-name="Strong_20_Emphasis">Agregação</text:span>: Utilizada entre <text:span text:style-name="Source_20_Text">Hotel</text:span> e <text:span text:style-name="Source_20_Text">Quarto</text:span>, onde o <text:span text:style-name="Source_20_Text">Hotel</text:span> agrupa vários <text:span text:style-name="Source_20_Text">Quartos</text:span>.</text:p>
        </text:list-item>
        <text:list-item>
          <text:p text:style-name="P33"><text:span text:style-name="Strong_20_Emphasis">Composição</text:span>: Utilizada entre <text:span text:style-name="Source_20_Text">Reserva</text:span> e <text:span text:style-name="Source_20_Text">Quarto</text:span>, onde a <text:span text:style-name="Source_20_Text">Reserva</text:span> é dependente de um <text:span text:style-name="Source_20_Text">Quarto</text:span> específico para existir.</text:p>
        </text:list-item>
      </text:list>
      <text:p text:style-name="Horizontal_20_Line"/>
      <text:h text:style-name="Heading_20_3" text:outline-level="3">Considerações Finais</text:h>
      <text:p text:style-name="Text_20_body">O sistema de reservas de quartos multi-hotel permite gerenciar múltiplos hotéis, controlar reservas de quartos, e organizar informações de clientes e administradores. A estrutura modular e o uso de POO permitem fácil expansão do sistema para incluir novas funcionalidades ou integrações com outros sistemas, como um ERP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21:14:51.437441633</meta:creation-date>
    <dc:date>2024-10-25T21:53:26.923267405</dc:date>
    <meta:editing-duration>PT28M25S</meta:editing-duration>
    <meta:editing-cycles>1</meta:editing-cycles>
    <meta:document-statistic meta:table-count="0" meta:image-count="0" meta:object-count="0" meta:page-count="4" meta:paragraph-count="93" meta:word-count="800" meta:character-count="5073" meta:non-whitespace-character-count="4416"/>
    <meta:generator>LibreOffice/7.3.7.2$Linux_X86_64 LibreOffice_project/30$Build-2</meta:generator>
  </office:meta>
</office:document-meta>
</file>